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++deep022_多态与虚函数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#01 虚函数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在类的定义中，前面有 </text:span><text:span text:style-name="T1">virtual </text:span><text:span text:style-name="T1">关键字的成员函数就是虚函数。</text:span></text:p>
              </text:list-item>
              <text:list-item>
                <text:p><text:span text:style-name="T1">virtual </text:span><text:span text:style-name="T1">关键字只用在类定义里的函数声明中，写函数体时不用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#02 多态的表现形式一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2">派生类的指针可以赋给</text:span><text:span text:style-name="T3">基类指针</text:span></text:p>
              </text:list-item>
              <text:list-item>
                <text:p><text:span text:style-name="T2">通过基类指针调用基类和派生类中的同名虚函数时</text:span><text:span text:style-name="T2">:</text:span></text:p>
                <text:list>
                  <text:list-item>
                    <text:p><text:span text:style-name="T2">（ </text:span><text:span text:style-name="T2">1</text:span><text:span text:style-name="T2">）若该指针指向一个基类的对象，那么被调用是基类的虚函数；</text:span></text:p>
                  </text:list-item>
                  <text:list-item>
                    <text:p><text:span text:style-name="T2">（ </text:span><text:span text:style-name="T2">2</text:span><text:span text:style-name="T2">）若该指针指向一个派生类的对象，那么被调用的是派生类的虚函数。</text:span></text:p>
                  </text:list-item>
                </text:list>
              </text:list-item>
              <text:list-item>
                <text:p><text:span text:style-name="T2">这种机制就叫做“多态”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#03 多态的表现形式二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派生类的对象可以赋给</text:span><text:span text:style-name="T3">基类引用</text:span></text:p>
              </text:list-item>
              <text:list-item>
                <text:p><text:span text:style-name="T2">通过基类引用调用基类和派生类中的同名虚函数时</text:span><text:span text:style-name="T2">:</text:span></text:p>
                <text:list>
                  <text:list-item>
                    <text:p><text:span text:style-name="T2">（ </text:span><text:span text:style-name="T2">1</text:span><text:span text:style-name="T2">）若该引用引用的是一个基类的对象，那么被调用是基类的虚函数；</text:span></text:p>
                  </text:list-item>
                  <text:list-item>
                    <text:p><text:span text:style-name="T2">（ </text:span><text:span text:style-name="T2">2</text:span><text:span text:style-name="T2">）若该引用引用的是一个派生类的对象，那么被调用的是派生类的虚函数。</text:span></text:p>
                  </text:list-item>
                </text:list>
              </text:list-item>
              <text:list-item>
                <text:p><text:span text:style-name="T2">这种机制也就叫做“多态”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#04 多态的作用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在面向对象的程序设计中使用多态，能够增强程序的可扩充性，即程序需要修改或增加功能的时候，需要改动和增加的代码较少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09:43:39.668534356</meta:creation-date>
    <dc:date>2017-11-06T14:49:16.851617257</dc:date>
    <meta:editing-duration>PT24M28S</meta:editing-duration>
    <meta:editing-cycles>2</meta:editing-cycles>
    <meta:generator>LibreOffice/4.2.8.2$Linux_X86_64 LibreOffice_project/420m0$Build-2</meta:generator>
    <meta:document-statistic meta:object-count="53"/>
  </office:meta>
</office:document-meta>
</file>